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justify" style:justify-single-word="false" fo:break-before="page"/>
      <style:text-properties style:font-name="MS Mincho" style:font-name-asian="MS Mincho" style:font-name-complex="MS Mincho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text-align="justify" style:justify-single-word="false"/>
      <style:text-properties style:font-name="MS Mincho" style:font-name-asian="MS Mincho" style:font-name-complex="MS Mincho"/>
    </style:style>
    <style:style style:name="P4" style:family="paragraph" style:parent-style-name="List_20_Paragraph">
      <style:paragraph-properties fo:text-align="justify" style:justify-single-word="false"/>
    </style:style>
    <style:style style:name="P5" style:family="paragraph" style:parent-style-name="List_20_Paragraph" style:list-style-name="L1">
      <style:paragraph-properties fo:text-align="justify" style:justify-single-word="false"/>
    </style:style>
    <style:style style:name="P6" style:family="paragraph" style:parent-style-name="Normal" style:master-page-name="MP0">
      <style:paragraph-properties fo:text-align="justify" style:justify-single-word="false" style:page-number="auto" fo:break-before="page"/>
      <style:text-properties fo:language="fr" fo:country="FR"/>
    </style:style>
    <style:style style:name="P7" style:family="paragraph" style:parent-style-name="Normal">
      <style:paragraph-properties fo:text-align="justify" style:justify-single-word="false"/>
      <style:text-properties fo:language="fr" fo:country="FR" officeooo:rsid="0006fea8" officeooo:paragraph-rsid="0006fea8"/>
    </style:style>
    <style:style style:name="P8" style:family="paragraph" style:parent-style-name="Normal">
      <style:paragraph-properties fo:line-height="100%" fo:text-align="justify" style:justify-single-word="false"/>
    </style:style>
    <style:style style:name="P9" style:family="paragraph" style:parent-style-name="Normal">
      <style:paragraph-properties fo:margin-top="0in" fo:margin-bottom="0.0319in" loext:contextual-spacing="false" fo:line-height="100%" fo:text-align="justify" style:justify-single-word="false"/>
    </style:style>
    <style:style style:name="P10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officeooo:paragraph-rsid="00086627"/>
    </style:style>
    <style:style style:name="P11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officeooo:paragraph-rsid="000b25ea"/>
    </style:style>
    <style:style style:name="P12" style:family="paragraph" style:parent-style-name="Normal" style:list-style-name="L2">
      <style:paragraph-properties fo:margin-top="0in" fo:margin-bottom="0.0319in" loext:contextual-spacing="false" fo:line-height="100%" fo:text-align="justify" style:justify-single-word="false"/>
      <style:text-properties officeooo:paragraph-rsid="000c9788"/>
    </style:style>
    <style:style style:name="P13" style:family="paragraph" style:parent-style-name="Normal" style:list-style-name="L3">
      <style:paragraph-properties fo:margin-top="0in" fo:margin-bottom="0.0319in" loext:contextual-spacing="false" fo:line-height="100%" fo:text-align="justify" style:justify-single-word="false"/>
      <style:text-properties officeooo:paragraph-rsid="000c9788"/>
    </style:style>
    <style:style style:name="P14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officeooo:paragraph-rsid="000c9788"/>
    </style:style>
    <style:style style:name="P15" style:family="paragraph" style:parent-style-name="Normal" style:list-style-name="L4">
      <style:paragraph-properties fo:margin-top="0in" fo:margin-bottom="0.0319in" loext:contextual-spacing="false" fo:line-height="100%" fo:text-align="justify" style:justify-single-word="false"/>
      <style:text-properties officeooo:paragraph-rsid="000f00f4"/>
    </style:style>
    <style:style style:name="P16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officeooo:paragraph-rsid="00116d02"/>
    </style:style>
    <style:style style:name="P17" style:family="paragraph" style:parent-style-name="Normal" style:list-style-name="L7">
      <style:paragraph-properties fo:margin-top="0in" fo:margin-bottom="0.0319in" loext:contextual-spacing="false" fo:line-height="100%" fo:text-align="justify" style:justify-single-word="false"/>
      <style:text-properties officeooo:paragraph-rsid="00116d02"/>
    </style:style>
    <style:style style:name="P18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style:text-position="sub 58%"/>
    </style:style>
    <style:style style:name="P19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style:text-position="sub 58%" officeooo:paragraph-rsid="00086627"/>
    </style:style>
    <style:style style:name="P20" style:family="paragraph" style:parent-style-name="Normal" style:list-style-name="L2">
      <style:paragraph-properties fo:margin-top="0in" fo:margin-bottom="0.0319in" loext:contextual-spacing="false" fo:line-height="100%" fo:text-align="justify" style:justify-single-word="false"/>
      <style:text-properties style:text-position="sub 58%" officeooo:rsid="000c9788" officeooo:paragraph-rsid="000c9788"/>
    </style:style>
    <style:style style:name="P21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officeooo:rsid="00086627" officeooo:paragraph-rsid="00086627"/>
    </style:style>
    <style:style style:name="P22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style:font-name="MS Mincho" style:font-name-asian="MS Mincho" style:font-name-complex="MS Mincho"/>
    </style:style>
    <style:style style:name="P23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officeooo:rsid="000a6427" officeooo:paragraph-rsid="000a6427"/>
    </style:style>
    <style:style style:name="P24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officeooo:rsid="000c9788" officeooo:paragraph-rsid="000c9788"/>
    </style:style>
    <style:style style:name="P25" style:family="paragraph" style:parent-style-name="Normal" style:list-style-name="L2">
      <style:paragraph-properties fo:margin-top="0in" fo:margin-bottom="0.0319in" loext:contextual-spacing="false" fo:line-height="100%" fo:text-align="justify" style:justify-single-word="false"/>
      <style:text-properties officeooo:rsid="000c9788" officeooo:paragraph-rsid="000c9788"/>
    </style:style>
    <style:style style:name="P26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officeooo:rsid="000f00f4" officeooo:paragraph-rsid="000f00f4"/>
    </style:style>
    <style:style style:name="P27" style:family="paragraph" style:parent-style-name="Normal" style:list-style-name="L4">
      <style:paragraph-properties fo:margin-top="0in" fo:margin-bottom="0.0319in" loext:contextual-spacing="false" fo:line-height="100%" fo:text-align="justify" style:justify-single-word="false"/>
      <style:text-properties officeooo:rsid="000f00f4" officeooo:paragraph-rsid="000f00f4"/>
    </style:style>
    <style:style style:name="P28" style:family="paragraph" style:parent-style-name="Normal" style:list-style-name="L6">
      <style:paragraph-properties fo:margin-top="0in" fo:margin-bottom="0.0319in" loext:contextual-spacing="false" fo:line-height="100%" fo:text-align="justify" style:justify-single-word="false"/>
      <style:text-properties officeooo:rsid="00106fc1" officeooo:paragraph-rsid="00106fc1"/>
    </style:style>
    <style:style style:name="P29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officeooo:rsid="00106fc1" officeooo:paragraph-rsid="00106fc1"/>
    </style:style>
    <style:style style:name="P30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officeooo:rsid="00116d02" officeooo:paragraph-rsid="00116d02"/>
    </style:style>
    <style:style style:name="P31" style:family="paragraph" style:parent-style-name="Normal" style:list-style-name="L7">
      <style:paragraph-properties fo:margin-top="0in" fo:margin-bottom="0.0319in" loext:contextual-spacing="false" fo:line-height="100%" fo:text-align="justify" style:justify-single-word="false"/>
      <style:text-properties officeooo:rsid="00116d02" officeooo:paragraph-rsid="00116d02"/>
    </style:style>
    <style:style style:name="P32" style:family="paragraph" style:parent-style-name="Normal">
      <style:paragraph-properties fo:margin-top="0in" fo:margin-bottom="0.0319in" loext:contextual-spacing="false" fo:line-height="100%" fo:text-align="justify" style:justify-single-word="false" fo:break-before="page"/>
    </style:style>
    <style:style style:name="T1" style:family="text">
      <style:text-properties style:font-name="MS Mincho" style:font-name-asian="MS Mincho" style:font-name-complex="MS Mincho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c9788"/>
    </style:style>
    <style:style style:name="T4" style:family="text">
      <style:text-properties fo:language="fr" fo:country="FR" officeooo:rsid="00116d02"/>
    </style:style>
    <style:style style:name="T5" style:family="text">
      <style:text-properties fo:language="fr" fo:country="FR" officeooo:rsid="00122dfa"/>
    </style:style>
    <style:style style:name="T6" style:family="text">
      <style:text-properties officeooo:rsid="00073bf0"/>
    </style:style>
    <style:style style:name="T7" style:family="text">
      <style:text-properties officeooo:rsid="00086627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0a6427"/>
    </style:style>
    <style:style style:name="T10" style:family="text">
      <style:text-properties style:text-position="sub 58%" officeooo:rsid="000c9788"/>
    </style:style>
    <style:style style:name="T11" style:family="text">
      <style:text-properties style:text-position="sub 58%" fo:language="fr" fo:country="FR" officeooo:rsid="000c9788"/>
    </style:style>
    <style:style style:name="T12" style:family="text">
      <style:text-properties style:text-position="sub 58%" fo:language="fr" fo:country="FR" officeooo:rsid="000cb3f4"/>
    </style:style>
    <style:style style:name="T13" style:family="text">
      <style:text-properties style:text-position="sub 58%" fo:language="fr" fo:country="FR" officeooo:rsid="000e7388"/>
    </style:style>
    <style:style style:name="T14" style:family="text">
      <style:text-properties style:text-position="sub 58%" officeooo:rsid="000cb3f4"/>
    </style:style>
    <style:style style:name="T15" style:family="text">
      <style:text-properties style:text-position="sub 58%" officeooo:rsid="000e7388"/>
    </style:style>
    <style:style style:name="T16" style:family="text">
      <style:text-properties style:text-position="sub 58%" officeooo:rsid="00109c5a"/>
    </style:style>
    <style:style style:name="T17" style:family="text">
      <style:text-properties officeooo:rsid="000a6427"/>
    </style:style>
    <style:style style:name="T18" style:family="text">
      <style:text-properties officeooo:rsid="000b25ea"/>
    </style:style>
    <style:style style:name="T19" style:family="text">
      <style:text-properties officeooo:rsid="000c9788"/>
    </style:style>
    <style:style style:name="T20" style:family="text">
      <style:text-properties officeooo:rsid="000e7388"/>
    </style:style>
    <style:style style:name="T21" style:family="text">
      <style:text-properties officeooo:rsid="000f00f4"/>
    </style:style>
    <style:style style:name="T22" style:family="text">
      <style:text-properties officeooo:rsid="00106fc1"/>
    </style:style>
    <style:style style:name="T23" style:family="text">
      <style:text-properties officeooo:rsid="00116d02"/>
    </style:style>
    <style:style style:name="T24" style:family="text">
      <style:text-properties officeooo:rsid="001211be"/>
    </style:style>
    <style:style style:name="T25" style:family="text">
      <style:text-properties officeooo:rsid="00122dfa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eçon 30</text:p>
      <text:p text:style-name="P7">2) b) 会話を聞いて、空欄を埋めましょう。A には、同じ言葉 <text:s/>が入ります<text:span text:style-name="Default_20_Paragraph_20_Font"><text:span text:style-name="T1">。</text:span></text:span></text:p>
      <text:p text:style-name="P8"/>
      <text:p text:style-name="P9">ミラー <text:span text:style-name="Default_20_Paragraph_20_Font"><text:span text:style-name="T1">：</text:span></text:span>こんにちは<text:span text:style-name="Default_20_Paragraph_20_Font"><text:span text:style-name="T1">。</text:span></text:span></text:p>
      <text:p text:style-name="P9"><text:span text:style-name="Default_20_Paragraph_20_Font"><text:span text:style-name="T1"/></text:span></text:p>
      <text:p text:style-name="P18">すずき</text:p>
      <text:p text:style-name="P9">鈴木 ： （ いらっしゃい）。さあ、どうぞ<text:span text:style-name="Default_20_Paragraph_20_Font"><text:span text:style-name="T1">。</text:span></text:span></text:p>
      <text:p text:style-name="P9"><text:span text:style-name="Default_20_Paragraph_20_Font"><text:span text:style-name="T1"/></text:span></text:p>
      <text:p text:style-name="P21"><text:tab/><text:span text:style-name="T17"> <text:s text:c="3"/></text:span><text:span text:style-name="T9">おお</text:span><text:tab/><text:tab/>　　<text:span text:style-name="T8">お　　　　　　　　　　　　やま　　い</text:span></text:p>
      <text:p text:style-name="P9">ミラー ： （ 大きいリュック）が置いてありますね。山へ行くんですか？ </text:p>
      <text:p text:style-name="P9"/>
      <text:p text:style-name="P21"><text:tab/><text:tab/>　 <text:s/><text:span text:style-name="T8">ひじょうぶくろ <text:s/></text:span></text:p>
      <text:p text:style-name="P9">鈴木 ： いいえ。（A： 非常袋）ですよ。 </text:p>
      <text:p text:style-name="P9"/>
      <text:p text:style-name="P21"><text:tab/> <text:s text:c="7"/><text:span text:style-name="T8">ひじょうぶくろ <text:s text:c="7"/>なん</text:span></text:p>
      <text:p text:style-name="P10">ミラー ： （A： <text:s/>非常袋）？ 何ですか？　</text:p>
      <text:p text:style-name="P10"/>
      <text:p text:style-name="P21"><text:tab/>　<text:span text:style-name="T8">ひじょう　じ　</text:span><text:span text:style-name="T9"> </text:span><text:span text:style-name="T8">つか　</text:span><text:span text:style-name="T9"> </text:span><text:span text:style-name="T8">もの　　い<text:tab/>　　　　　ふくろ　</text:span><text:span text:style-name="T9"><text:tab/>　</text:span><text:span text:style-name="T8">でんき　　</text:span><text:span text:style-name="T9"> </text:span><text:span text:style-name="T8">がす<text:tab/>　</text:span><text:span text:style-name="T9"> <text:s/></text:span><text:span text:style-name="T8">と　　　　</text:span><text:span text:style-name="T9"><text:tab/>みっか</text:span></text:p>
      <text:p text:style-name="P11"><text:s/>鈴木 ： （ 非常時に使う物を入れておく袋）です。電気やガスが （<text:span text:style-name="T7"> 止まっても</text:span> ）、3 日ぐらい</text:p>
      <text:p text:style-name="P19"><text:span text:style-name="T18"><text:tab/> <text:s text:c="2"/></text:span>せいかつ<text:span text:style-name="T7"><text:tab/>　　</text:span><text:span text:style-name="T18"> <text:s text:c="4"/></text:span><text:span text:style-name="T7">もの<text:tab/>　</text:span><text:span text:style-name="T18"> <text:s text:c="5"/></text:span><text:span text:style-name="T7">い</text:span></text:p>
      <text:p text:style-name="P10"><text:span text:style-name="T18"><text:tab/> (</text:span>生活できる物）が入れてあるんです。 </text:p>
      <text:p text:style-name="P10"/>
      <text:p text:style-name="P21"><text:tab/>　<text:span text:style-name="T8">みず　　たべもの</text:span></text:p>
      <text:p text:style-name="P9">ミラー ： （ 水や食物）ですか？ </text:p>
      <text:p text:style-name="P9"/>
      <text:p text:style-name="P21"><text:tab/>　　<text:span text:style-name="T8">おか<text:tab/>　　</text:span><text:span text:style-name="T9"> </text:span><text:span text:style-name="T8">いろいろ</text:span><text:span text:style-name="T9"><text:tab/> <text:s text:c="10"/></text:span><text:span text:style-name="T8">かいちゅうでんとう　　　　　</text:span><text:span text:style-name="T9"> <text:s/></text:span><text:span text:style-name="T8">らじお</text:span></text:p>
      <text:p text:style-name="P9">鈴木 ： ええ、他にも色々ありますよ。（ 懐中電灯）とか、（ラジオ ）とか……。 </text:p>
      <text:p text:style-name="P9"/>
      <text:p text:style-name="P23"><text:tab/><text:span text:style-name="T8">わたし　　 <text:s/>じゅんび</text:span></text:p>
      <text:p text:style-name="P9">ミラー ： 私も（ 準備しておかないと）。 </text:p>
      <text:p text:style-name="P9"/>
      <text:p text:style-name="P21"><text:tab/>　 <text:s/><text:span text:style-name="T17"><text:s/></text:span><text:span text:style-name="T8">ひじょうぶくろ <text:s text:c="11"/>すう</text:span><text:span text:style-name="T9"> <text:s text:c="5"/></text:span><text:span text:style-name="T8">ぱあ<text:tab/></text:span><text:span text:style-name="T9"> </text:span><text:span text:style-name="T8">う</text:span></text:p>
      <text:p text:style-name="P9">鈴木 ： （A： 非常袋）は、スーパーでも（<text:span text:style-name="T6"> 売っています</text:span> ）よ。 </text:p>
      <text:p text:style-name="P9"/>
      <text:p text:style-name="P21"><text:tab/><text:tab/><text:tab/>　　<text:span text:style-name="T8">か</text:span></text:p>
      <text:p text:style-name="P9">ミラー ： そうですか。じゃ、（ 買っておきます）<text:span text:style-name="Default_20_Paragraph_20_Font"><text:span text:style-name="T1">。</text:span></text:span></text:p>
      <text:p text:style-name="P22"/>
      <text:p text:style-name="P1"/>
      <text:p text:style-name="P2">1. 隣の人と次の会話をしましょう。下線の部分を変えて、会話をしましょう。 </text:p>
      <text:p text:style-name="P9">a)</text:p>
      <text:p text:style-name="P24"><text:s text:c="15"/>　<text:span text:style-name="T8">ぽすたあ<text:tab/><text:tab/><text:tab/><text:tab/> <text:s/></text:span><text:span text:style-name="T14"><text:s text:c="4"/>　　</text:span><text:span text:style-name="T8">なん</text:span></text:p>
      <text:p text:style-name="P9">A：あそこに　ポスターがはって<text:span text:style-name="T19"> <text:s text:c="2"/></text:span>ありますね。あれは、何ですか？</text:p>
      <text:p text:style-name="P24"><text:tab/>　　<text:span text:style-name="T22"> <text:s/></text:span><text:span text:style-name="T8">ほん　</text:span></text:p>
      <text:list xml:id="list3488808861" text:style-name="L2">
        <text:list-item>
          <text:p text:style-name="P12"><text:span text:style-name="T19">i) 本がかたずけて</text:span></text:p>
          <text:p text:style-name="P20">　　ひ　　ぐち　<text:span text:style-name="T20"> </text:span>はこ　　お</text:p>
        </text:list-item>
        <text:list-item>
          <text:p text:style-name="P25">ii)入り口に箱が置いて</text:p>
        </text:list-item>
      </text:list>
      <text:p text:style-name="P9"><text:span text:style-name="T8">　　　すぽおつ　</text:span><text:span text:style-name="T15"> </text:span><text:span text:style-name="T8">きょうしつ</text:span><text:span text:style-name="T10"> <text:s text:c="6"/>　 <text:s/>し <text:s text:c="4"/></text:span></text:p>
      <text:p text:style-name="P9"><text:span text:style-name="Default_20_Paragraph_20_Font"><text:span text:style-name="T2">B：</text:span></text:span>スポーツ教室のお知らせです。<text:span text:style-name="Default_20_Paragraph_20_Font"><text:span text:style-name="T2"> </text:span></text:span></text:p>
      <text:p text:style-name="P14"><text:span text:style-name="Default_20_Paragraph_20_Font"><text:span text:style-name="T3"><text:tab/>　</text:span></text:span><text:span text:style-name="Default_20_Paragraph_20_Font"><text:span text:style-name="T11">にほんご</text:span></text:span><text:span text:style-name="Default_20_Paragraph_20_Font"><text:span text:style-name="T3"><text:tab/>　</text:span></text:span><text:span text:style-name="Default_20_Paragraph_20_Font"><text:span text:style-name="T11">じゅうぎょう</text:span></text:span><text:span text:style-name="Default_20_Paragraph_20_Font"><text:span text:style-name="T12"> <text:s text:c="4"/>ほん</text:span></text:span></text:p>
      <text:list xml:id="list1558293546" text:style-name="L3">
        <text:list-item>
          <text:p text:style-name="P13"><text:span text:style-name="Default_20_Paragraph_20_Font"><text:span text:style-name="T3">i)日本語の従業の本です。</text:span></text:span></text:p>
          <text:p text:style-name="P13"><text:span text:style-name="Default_20_Paragraph_20_Font"><text:span text:style-name="T11">　　ふる　ほん　</text:span></text:span><text:span text:style-name="Default_20_Paragraph_20_Font"><text:span text:style-name="T13"> </text:span></text:span><text:span text:style-name="Default_20_Paragraph_20_Font"><text:span text:style-name="T11">ざっし　　　ひ　　　</text:span></text:span><text:span text:style-name="Default_20_Paragraph_20_Font"><text:span text:style-name="T12"> <text:s/></text:span></text:span><text:span text:style-name="Default_20_Paragraph_20_Font"><text:span text:style-name="T11">はこ</text:span></text:span></text:p>
        </text:list-item>
        <text:list-item>
          <text:p text:style-name="P13"><text:span text:style-name="Default_20_Paragraph_20_Font"><text:span text:style-name="T3">ii)古い本と雑誌を入える箱です。</text:span></text:span></text:p>
        </text:list-item>
      </text:list>
      <text:p text:style-name="P9"><text:span text:style-name="Default_20_Paragraph_20_Font"><text:span text:style-name="T2"/></text:span></text:p>
      <text:p text:style-name="P9">A：そうですか。 </text:p>
      <text:p text:style-name="P9"/>
      <text:p text:style-name="P9">b) </text:p>
      <text:p text:style-name="P24"><text:s text:c="5"/><text:span text:style-name="T8">らいしゅう <text:s text:c="6"/>　みいちん　ぐ<text:tab/>　　　　　　　　　なに</text:span></text:p>
      <text:p text:style-name="P9">A ：来週の　ミーティング　　までに何をしておいたらいいですか。</text:p>
      <text:p text:style-name="P26"><text:tab/>　<text:span text:style-name="T22"><text:tab/>　</text:span><text:span text:style-name="T8">かいぎ</text:span></text:p>
      <text:list xml:id="list164738045" text:style-name="L4">
        <text:list-item>
          <text:p text:style-name="P15"><text:span text:style-name="T21">i)会議</text:span></text:p>
          <text:p text:style-name="P27">　<text:span text:style-name="T8">しゅっちょう</text:span></text:p>
        </text:list-item>
        <text:list-item>
          <text:p text:style-name="P15"><text:span text:style-name="T21">ii)出張</text:span></text:p>
        </text:list-item>
      </text:list>
      <text:p text:style-name="P26"><text:tab/><text:tab/><text:span text:style-name="T8">　　　　　　しりょう　　　こぴい</text:span></text:p>
      <text:p text:style-name="P9">B：そうですね。この　　資料をコピーして　　　　　　おいてください。</text:p>
      <text:p text:style-name="P29"><text:tab/><text:tab/><text:tab/>　<text:span text:style-name="T16">りぽおと</text:span><text:tab/>　 <text:s/><text:span text:style-name="T8">よん</text:span></text:p>
      <text:list xml:id="list283183978" text:style-name="L6">
        <text:list-item>
          <text:p text:style-name="P28">i)リポートを読んで</text:p>
          <text:p text:style-name="P28"><text:s text:c="2"/><text:span text:style-name="T8">あたら <text:s text:c="12"/>かたろぐ　　　　じゅんび</text:span></text:p>
        </text:list-item>
        <text:list-item>
          <text:p text:style-name="P28">ii)新 <text:s/>しいカタログを準備して</text:p>
        </text:list-item>
      </text:list>
      <text:p text:style-name="P29"/>
      <text:p text:style-name="P9"/>
      <text:p text:style-name="P9">A：はい、わかりました。 </text:p>
      <text:p text:style-name="P9"/>
      <text:p text:style-name="P9"/>
      <text:p text:style-name="P32">c) </text:p>
      <text:p text:style-name="P9">　<text:span text:style-name="T23"> </text:span><text:span text:style-name="T8">てつだ</text:span></text:p>
      <text:p text:style-name="P9">A：手伝いましょうか。</text:p>
      <text:p text:style-name="P30"><text:s text:c="13"/><text:span text:style-name="T8">ねが</text:span></text:p>
      <text:p text:style-name="P9">B：ええ、お願いします。 </text:p>
      <text:p text:style-name="P16">　<text:span text:style-name="T25"><text:tab/></text:span>　<text:span text:style-name="T8">さら　　こっぷ</text:span></text:p>
      <text:p text:style-name="P9">A：<text:span text:style-name="T25"><text:tab/></text:span>お皿やコップ　　は、どうしましょうか？ </text:p>
      <text:p text:style-name="P30"><text:tab/>　<text:span text:style-name="T8">じゅうす</text:span>　　<text:span text:style-name="T24"> </text:span><text:span text:style-name="T8">かん</text:span></text:p>
      <text:list xml:id="list1874656259" text:style-name="L7">
        <text:list-item>
          <text:p text:style-name="P31">i)ジュースの缶</text:p>
          <text:p text:style-name="P31">　<text:span text:style-name="T8">けえき　　　　はこ</text:span></text:p>
        </text:list-item>
        <text:list-item>
          <text:p text:style-name="P31">ii)ケーキの箱</text:p>
        </text:list-item>
      </text:list>
      <text:p text:style-name="P9">　<text:span text:style-name="T25"><text:tab/></text:span><text:span text:style-name="T8">だいころ　　も　　　　い</text:span></text:p>
      <text:p text:style-name="P16"><text:span text:style-name="Default_20_Paragraph_20_Font"><text:span text:style-name="T2">B：</text:span></text:span><text:span text:style-name="Default_20_Paragraph_20_Font"><text:span text:style-name="T5"><text:tab/></text:span></text:span>台所へ持って行って　　　おいてください。<text:span text:style-name="Default_20_Paragraph_20_Font"><text:span text:style-name="T2"> </text:span></text:span></text:p>
      <text:p text:style-name="P30"><text:tab/><text:tab/>　　</text:p>
      <text:list xml:id="list105946093196833" text:continue-numbering="true" text:style-name="L7">
        <text:list-item>
          <text:p text:style-name="P31">i)</text:p>
          <text:p text:style-name="P31">　　<text:span text:style-name="T24"> <text:s/></text:span><text:span text:style-name="T8">かみ</text:span></text:p>
        </text:list-item>
        <text:list-item>
          <text:p text:style-name="P17"><text:span text:style-name="Default_20_Paragraph_20_Font"><text:span text:style-name="T4">ii)この髪とまとめて</text:span></text:span></text:p>
        </text:list-item>
      </text:list>
      <text:p text:style-name="P9"><text:span text:style-name="Default_20_Paragraph_20_Font"><text:span text:style-name="T2"/></text:span></text:p>
      <text:p text:style-name="P9">A：（ ああ、そうですか。　ありがとうございます）<text:span text:style-name="Default_20_Paragraph_20_Font"><text:span text:style-name="T1">。</text:span></text:span></text:p>
      <text:p text:style-name="P3"/>
      <text:p text:style-name="P2">2. </text:p>
      <text:p text:style-name="P2">a) 会話を聞きましょう。ミラーさんと鈴木さんが話しています。 </text:p>
      <text:list xml:id="list3923507690" text:style-name="L1">
        <text:list-item>
          <text:p text:style-name="P5">i)どこで話していますか？</text:p>
        </text:list-item>
        <text:list-item>
          <text:p text:style-name="P5">ii) 何について話していますか？ </text:p>
        </text:list-item>
      </text:list>
      <text:p text:style-name="P4"/>
      <text:p text:style-name="P2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loext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Yann Marty</meta:initial-creator>
    <meta:creation-date>2021-11-10T07:00:00Z</meta:creation-date>
    <dc:date>2021-11-10T10:59:45.829734982</dc:date>
    <meta:editing-cycles>12</meta:editing-cycles>
    <meta:editing-duration>PT47M25S</meta:editing-duration>
    <meta:document-statistic meta:table-count="0" meta:image-count="0" meta:object-count="0" meta:page-count="3" meta:paragraph-count="76" meta:word-count="940" meta:character-count="1434" meta:non-whitespace-character-count="975"/>
    <meta:template xlink:type="simple" xlink:actuate="onRequest" xlink:title="" xlink:href="Normal.dotm"/>
  </office:meta>
</office:document-meta>
</file>